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7b0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7b0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7b0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7b0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7b0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7b0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7b0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7b0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7b0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7b0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7b0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7b0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7b0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7b0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7b0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7b0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7b0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aniel Alejandro Chigua Ramo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1/3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778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Daniel Jose Chigua Blanc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30771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4:55.7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4" meta:non-whitespace-character-count="997"/>
    <meta:template xlink:type="simple" xlink:actuate="onRequest" xlink:title="Normal" xlink:href=""/>
  </office:meta>
</office:document-meta>
</file>